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718b5"/>
    </style:style>
    <style:style style:name="P2" style:family="paragraph" style:parent-style-name="Heading_20_2" style:list-style-name=""/>
    <style:style style:name="P3" style:family="paragraph" style:parent-style-name="Text_20_body" style:list-style-name="L1">
      <style:text-properties fo:font-style="italic" style:font-style-asian="italic" style:font-style-complex="italic"/>
    </style:style>
    <style:style style:name="P4" style:family="paragraph" style:parent-style-name="Text_20_body" style:list-style-name="L3">
      <style:text-properties fo:font-style="italic" style:font-style-asian="italic" style:font-style-complex="italic"/>
    </style:style>
    <style:style style:name="P5" style:family="paragraph" style:parent-style-name="Text_20_body" style:list-style-name="L4">
      <style:text-properties fo:font-style="italic" style:font-style-asian="italic" style:font-style-complex="italic"/>
    </style:style>
    <style:style style:name="P6" style:family="paragraph" style:parent-style-name="Text_20_body" style:list-style-name="L4">
      <style:text-properties fo:font-style="italic" officeooo:rsid="000ee0be" officeooo:paragraph-rsid="000ee0be" style:font-style-asian="italic" style:font-style-complex="italic"/>
    </style:style>
    <style:style style:name="P7" style:family="paragraph" style:parent-style-name="Text_20_body" style:list-style-name="L3">
      <style:text-properties officeooo:paragraph-rsid="000f936f"/>
    </style:style>
    <style:style style:name="P8" style:family="paragraph" style:parent-style-name="Text_20_body">
      <style:text-properties fo:font-style="normal" officeooo:rsid="000b2352" officeooo:paragraph-rsid="000b2352" style:font-style-asian="normal" style:font-style-complex="normal"/>
    </style:style>
    <style:style style:name="P9" style:family="paragraph" style:parent-style-name="Text_20_body" style:list-style-name="L6">
      <style:paragraph-properties fo:line-height="100%"/>
      <style:text-properties fo:font-style="normal" officeooo:rsid="000c6638" officeooo:paragraph-rsid="000c6638" style:font-style-asian="normal" style:font-style-complex="normal"/>
    </style:style>
    <style:style style:name="P10" style:family="paragraph" style:parent-style-name="Text_20_body">
      <style:paragraph-properties fo:line-height="100%"/>
      <style:text-properties fo:font-style="normal" officeooo:rsid="000cfbe5" officeooo:paragraph-rsid="000cfbe5" style:font-style-asian="normal" style:font-style-complex="normal"/>
    </style:style>
    <style:style style:name="P11" style:family="paragraph" style:parent-style-name="Text_20_body" style:list-style-name="L6">
      <style:paragraph-properties fo:line-height="100%"/>
      <style:text-properties fo:font-style="normal" officeooo:rsid="000cfbe5" officeooo:paragraph-rsid="000cfbe5" style:font-style-asian="normal" style:font-style-complex="normal"/>
    </style:style>
    <style:style style:name="P12" style:family="paragraph" style:parent-style-name="Text_20_body" style:list-style-name="L6">
      <style:paragraph-properties fo:line-height="100%"/>
      <style:text-properties fo:font-style="normal" officeooo:rsid="000effe1" officeooo:paragraph-rsid="000effe1" style:font-style-asian="normal" style:font-style-complex="normal"/>
    </style:style>
    <style:style style:name="P13" style:family="paragraph" style:parent-style-name="Text_20_body" style:list-style-name="L3">
      <style:text-properties fo:font-style="normal" officeooo:rsid="000f936f" officeooo:paragraph-rsid="000f936f" style:font-style-asian="normal" style:font-style-complex="normal"/>
    </style:style>
    <style:style style:name="P14" style:family="paragraph" style:parent-style-name="Text_20_body" style:list-style-name="L4">
      <style:text-properties fo:font-style="normal" officeooo:rsid="0010a7ea" officeooo:paragraph-rsid="0010a7ea" style:font-style-asian="normal" style:font-style-complex="normal"/>
    </style:style>
    <style:style style:name="P15" style:family="paragraph" style:parent-style-name="Text_20_body" style:list-style-name="L3">
      <style:text-properties fo:font-style="normal" officeooo:rsid="0010a7ea" officeooo:paragraph-rsid="0010a7ea" style:font-style-asian="normal" style:font-style-complex="normal"/>
    </style:style>
    <style:style style:name="P16" style:family="paragraph" style:parent-style-name="Text_20_body" style:list-style-name="L3">
      <style:text-properties fo:font-style="normal" officeooo:rsid="00115053" officeooo:paragraph-rsid="00115053" style:font-style-asian="normal" style:font-style-complex="normal"/>
    </style:style>
    <style:style style:name="P17" style:family="paragraph" style:parent-style-name="Text_20_body" style:list-style-name="L4">
      <style:text-properties fo:font-style="normal" officeooo:rsid="00115053" officeooo:paragraph-rsid="00115053" style:font-style-asian="normal" style:font-style-complex="normal"/>
    </style:style>
    <style:style style:name="P18" style:family="paragraph" style:parent-style-name="Text_20_body" style:list-style-name="L3">
      <style:text-properties fo:font-style="normal" officeooo:rsid="00125ac5" officeooo:paragraph-rsid="00125ac5" style:font-style-asian="normal" style:font-style-complex="normal"/>
    </style:style>
    <style:style style:name="P19" style:family="paragraph" style:parent-style-name="Text_20_body" style:list-style-name="L6">
      <style:paragraph-properties fo:line-height="100%"/>
      <style:text-properties fo:font-style="normal" officeooo:rsid="00125ac5" officeooo:paragraph-rsid="00125ac5" style:font-style-asian="normal" style:font-style-complex="normal"/>
    </style:style>
    <style:style style:name="P20" style:family="paragraph" style:parent-style-name="Text_20_body" style:list-style-name="L3">
      <style:text-properties fo:font-style="normal" officeooo:rsid="001718b5" officeooo:paragraph-rsid="001718b5" style:font-style-asian="normal" style:font-style-complex="normal"/>
    </style:style>
    <style:style style:name="P21" style:family="paragraph" style:parent-style-name="Text_20_body" style:list-style-name="L4">
      <style:text-properties fo:font-style="normal" officeooo:rsid="001718b5" officeooo:paragraph-rsid="001718b5" style:font-style-asian="normal" style:font-style-complex="normal"/>
    </style:style>
    <style:style style:name="P22" style:family="paragraph" style:parent-style-name="Text_20_body" style:list-style-name="L6">
      <style:paragraph-properties fo:line-height="100%"/>
      <style:text-properties fo:font-style="normal" officeooo:rsid="001718b5" officeooo:paragraph-rsid="001718b5" style:font-style-asian="normal" style:font-style-complex="normal"/>
    </style:style>
    <style:style style:name="P23" style:family="paragraph" style:parent-style-name="Text_20_body" style:list-style-name="L3">
      <style:text-properties fo:font-style="normal" officeooo:rsid="00179b09" officeooo:paragraph-rsid="00179b09" style:font-style-asian="normal" style:font-style-complex="normal"/>
    </style:style>
    <style:style style:name="P24" style:family="paragraph" style:parent-style-name="Text_20_body" style:list-style-name="L6"/>
    <style:style style:name="P25" style:family="paragraph" style:parent-style-name="Text_20_body" style:list-style-name="L6">
      <style:text-properties officeooo:rsid="001718b5" officeooo:paragraph-rsid="001718b5"/>
    </style:style>
    <style:style style:name="P26" style:family="paragraph" style:parent-style-name="Text_20_body" style:list-style-name="L4">
      <style:text-properties officeooo:rsid="00179b09" officeooo:paragraph-rsid="00179b09"/>
    </style:style>
    <style:style style:name="P27" style:family="paragraph" style:parent-style-name="Text_20_body" style:list-style-name="L1">
      <style:paragraph-properties fo:margin-top="0in" fo:margin-bottom="0in" loext:contextual-spacing="false"/>
      <style:text-properties fo:font-style="italic" style:font-style-asian="italic" style:font-style-complex="italic"/>
    </style:style>
    <style:style style:name="P28" style:family="paragraph" style:parent-style-name="Text_20_body" style:list-style-name="L3">
      <style:paragraph-properties fo:margin-top="0in" fo:margin-bottom="0in" loext:contextual-spacing="false"/>
      <style:text-properties fo:font-style="italic" style:font-style-asian="italic" style:font-style-complex="italic"/>
    </style:style>
    <style:style style:name="P29" style:family="paragraph" style:parent-style-name="Text_20_body" style:list-style-name="L4">
      <style:paragraph-properties fo:margin-top="0in" fo:margin-bottom="0in" loext:contextual-spacing="false"/>
      <style:text-properties fo:font-style="italic" style:font-style-asian="italic" style:font-style-complex="italic"/>
    </style:style>
    <style:style style:name="P30" style:family="paragraph" style:parent-style-name="Title">
      <style:text-properties officeooo:rsid="0015bf50" officeooo:paragraph-rsid="0015bf50"/>
    </style:style>
    <style:style style:name="P31" style:family="paragraph" style:parent-style-name="Title">
      <style:text-properties officeooo:rsid="001718b5" officeooo:paragraph-rsid="001718b5"/>
    </style:style>
    <style:style style:name="T1" style:family="text">
      <style:text-properties officeooo:rsid="000c6638"/>
    </style:style>
    <style:style style:name="T2" style:family="text">
      <style:text-properties officeooo:rsid="000cfbe5"/>
    </style:style>
    <style:style style:name="T3" style:family="text">
      <style:text-properties fo:font-style="normal" style:font-style-asian="normal" style:font-style-complex="normal"/>
    </style:style>
    <style:style style:name="T4" style:family="text">
      <style:text-properties fo:font-style="normal" officeooo:rsid="000f936f" style:font-style-asian="normal" style:font-style-complex="normal"/>
    </style:style>
    <style:style style:name="T5" style:family="text">
      <style:text-properties fo:font-style="normal" officeooo:rsid="0010a7ea"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411a3"/>
    </style:style>
    <style:style style:name="T8" style:family="text">
      <style:text-properties officeooo:rsid="001718b5"/>
    </style:style>
    <style:style style:name="T9" style:family="text">
      <style:text-properties officeooo:rsid="00179b0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bullet-char="•">
        <style:list-level-properties text:space-before="0.2902in" text:min-label-width="0.2in"/>
        <style:text-properties fo:font-family="StarSymbol" style:font-charset="x-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98in" text:min-label-width="0.2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No BS Meditation</text:p>
      <text:p text:style-name="P31">No BS Mindfulness</text:p>
      <text:h text:style-name="Heading_20_2" text:outline-level="2"/>
      <text:h text:style-name="Heading_20_2" text:outline-level="2">1. Introduction</text:h>
      <text:list xml:id="list391908220499838649" text:style-name="L1">
        <text:list-item>
          <text:p text:style-name="P27">A brief introduction to your website idea. State the goals of the project.</text:p>
        </text:list-item>
        <text:list-item>
          <text:p text:style-name="P3">The values / benefits (tangible and intangible) this application can bring to a company/organization/end-user.</text:p>
        </text:list-item>
      </text:list>
      <text:p text:style-name="P8">My idea is to have a website that focuses on providing meditation resources for people experiencing depression and anxiety. It may contain both original content and references to other resources. I believe that, while meditation and related practices are widely known to be valuable for treating depression, both the broad range of techniques and the subtlety involved in their application can make it very difficult to know what to do or where to start. <text:span text:style-name="T1">On top of this, depression reduces the sense of hope and motivation necessary to navigate this complex space. This website would serve to collect all the relevant resources in one place, and organize them such as to meet and lead a seeker wherever they may be on the path.</text:span></text:p>
      <text:h text:style-name="P1" text:outline-level="2">2. Expected List of Features</text:h>
      <text:list xml:id="list7188731895607701281" text:style-name="L6">
        <text:list-item>
          <text:p text:style-name="P24">Reminders/notifications to stick with a practice. <text:span text:style-name="T8">Progress checks.</text:span></text:p>
          <text:list>
            <text:list-item>
              <text:p text:style-name="P25">Very practical, learning new habits just takes time to get used to, people don’t just start something one day and do it forever.</text:p>
            </text:list-item>
          </text:list>
        </text:list-item>
        <text:list-item>
          <text:p text:style-name="P9">Exploration of the hindrances, <text:span text:style-name="T2">things that can go wrong and why</text:span></text:p>
          <text:list>
            <text:list-item>
              <text:p text:style-name="P22">Essential to sticking to habit like meditation is to see progress. It is <text:span text:style-name="T6">the</text:span> difference between sticking with it and giving up. Like a troubleshooting guide. Culled from real experiences.</text:p>
            </text:list-item>
          </text:list>
        </text:list-item>
        <text:list-item>
          <text:p text:style-name="P9">Form to ask questions</text:p>
          <text:list>
            <text:list-item>
              <text:p text:style-name="P22">Sometimes the guide isn’t enough. Meditation is relatively simple but the mind is complicated. Sometimes advice is needed.</text:p>
            </text:list-item>
          </text:list>
        </text:list-item>
        <text:list-item>
          <text:p text:style-name="P11">Forum to discuss progress with others</text:p>
          <text:list>
            <text:list-item>
              <text:p text:style-name="P22">Similar to form, but </text:p>
            </text:list-item>
          </text:list>
        </text:list-item>
        <text:list-item>
          <text:p text:style-name="P12">Links to teachers with their areas, to help people find them</text:p>
        </text:list-item>
        <text:list-item>
          <text:p text:style-name="P19"><text:soft-page-break/>Explains the difference between Buddhism and today’s trendy term “mindfulness”. <text:span text:style-name="T7">Generally declutters the meditation space by explaining what different people are talking about and what these terms mean, their usages.</text:span></text:p>
        </text:list-item>
      </text:list>
      <text:p text:style-name="P10"/>
      <text:h text:style-name="P2" text:outline-level="2">3. Market Survey</text:h>
      <text:list xml:id="list5615439766835933947" text:style-name="L3">
        <text:list-item>
          <text:p text:style-name="P28">Do a survey of the Web to find about five web sites that might have similar ideas as yours.</text:p>
        </text:list-item>
        <text:list-item>
          <text:p text:style-name="P4">Briefly compare the features of these applications with your application idea.</text:p>
        </text:list-item>
        <text:list-item>
          <text:p text:style-name="P13">Wildmind (.org)</text:p>
          <text:list>
            <text:list-item>
              <text:p text:style-name="P7"><text:span text:style-name="T4">contains this quote: “</text:span><text:span text:style-name="T6">As one experienced meditator said, ‘Meditation while clinically depressed can result in intensification of feelings of despondency, hopelessness, and negativity generally. The metta practice is theoretically a good thing, but in practice it can be a nightmare if all you feel is self-hatred!’”</text:span></text:p>
            </text:list-item>
          </text:list>
        </text:list-item>
        <text:list-item>
          <text:p text:style-name="P15">Headspace</text:p>
          <text:list>
            <text:list-item>
              <text:p text:style-name="P15">Seems to be the leading resource on meditation. It is an app that helps beginners through very basic meditation routines. I used it once, and I believe it served as a useful introduction, but ultimately I had more substantial sources of dissatisfaction that led me to pursue deeper techniques. My site would be targeted at people looking for something that could take on a more substantial role in their lives.</text:p>
            </text:list-item>
          </text:list>
        </text:list-item>
        <text:list-item>
          <text:p text:style-name="P16">Meditation Studio</text:p>
          <text:list>
            <text:list-item>
              <text:p text:style-name="P18">Provides a selection of meditation teachers. Doesn’t really explain what distinguishes them. Doesn’t seem to provide a theory of meditation.</text:p>
            </text:list-item>
          </text:list>
        </text:list-item>
        <text:list-item>
          <text:p text:style-name="P20">How to Meditate</text:p>
          <text:list>
            <text:list-item>
              <text:p text:style-name="P20">Obligatory as it is the first actual resource to show up for “meditation” in a google search.</text:p>
            </text:list-item>
            <text:list-item>
              <text:p text:style-name="P20">Launches straigh<text:span text:style-name="T9">t</text:span>away <text:span text:style-name="T9">into spiritual terminology without context. Not useful for a skeptical beginners</text:span></text:p>
            </text:list-item>
          </text:list>
        </text:list-item>
        <text:list-item>
          <text:p text:style-name="P23">Reddit r/Meditation</text:p>
          <text:list>
            <text:list-item>
              <text:p text:style-name="P23">Might be hard to beat this as a forum in terms of traffic and visibility. Perhaps my site can focus more on just progress with the practice whereas Reddit is more freeform and broad-ranging.</text:p>
            </text:list-item>
          </text:list>
        </text:list-item>
      </text:list>
      <text:h text:style-name="Heading_20_2" text:outline-level="2">4. References</text:h>
      <text:list xml:id="list1347408642650104823" text:style-name="L4">
        <text:list-item>
          <text:p text:style-name="P29">Give references to any material / websites / books etc. relevant to your application idea</text:p>
        </text:list-item>
        <text:list-item>
          <text:p text:style-name="P5"><text:soft-page-break/>Give the links to the websites relevant to your idea, that you listed in the section above.</text:p>
        </text:list-item>
        <text:list-item>
          <text:p text:style-name="P6"><text:span text:style-name="T5">Wildmind: </text:span><text:a xlink:type="simple" xlink:href="https://www.wildmind.org/applied/depression" text:style-name="Internet_20_link" text:visited-style-name="Visited_20_Internet_20_Link"><text:span text:style-name="T3">https://www.wildmind.org/applied/depression</text:span></text:a></text:p>
        </text:list-item>
        <text:list-item>
          <text:p text:style-name="P14">Headspace: <text:a xlink:type="simple" xlink:href="https://www.headspace.com/blog/" text:style-name="Internet_20_link" text:visited-style-name="Visited_20_Internet_20_Link">https://www.headspace.com/blog/</text:a></text:p>
        </text:list-item>
        <text:list-item>
          <text:p text:style-name="P17">Meditation Studio: <text:a xlink:type="simple" xlink:href="https://www.meditationstudioapp.com/teachers/" text:style-name="Internet_20_link" text:visited-style-name="Visited_20_Internet_20_Link">https://www.meditationstudioapp.com/teachers/</text:a></text:p>
        </text:list-item>
        <text:list-item>
          <text:p text:style-name="P21">How to Meditate: <text:a xlink:type="simple" xlink:href="http://how-to-meditate.org/" text:style-name="Internet_20_link" text:visited-style-name="Visited_20_Internet_20_Link">http://how-to-meditate.org</text:a></text:p>
        </text:list-item>
        <text:list-item>
          <text:p text:style-name="P26"><text:span text:style-name="T3">Reddit: </text:span><text:a xlink:type="simple" xlink:href="https://www.reddit.com/r/Meditation" text:style-name="Internet_20_link" text:visited-style-name="Visited_20_Internet_20_Link"><text:span text:style-name="T3">https://www.reddit.com/r/Meditation</text:span></text:a><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22:24:24.814000000</meta:creation-date>
    <dc:date>2018-09-30T17:07:40.947000000</dc:date>
    <meta:editing-duration>P1DT15H42M33S</meta:editing-duration>
    <meta:editing-cycles>7</meta:editing-cycles>
    <meta:generator>LibreOffice/5.2.5.1$Windows_x86 LibreOffice_project/0312e1a284a7d50ca85a365c316c7abbf20a4d22</meta:generator>
    <meta:document-statistic meta:table-count="0" meta:image-count="0" meta:object-count="0" meta:page-count="3" meta:paragraph-count="39" meta:word-count="630" meta:character-count="3889" meta:non-whitespace-character-count="3328"/>
  </office:meta>
</office:document-meta>
</file>